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96000001892BAD63FB58814AA2.jpg" manifest:media-type="image/jpeg"/>
  <manifest:file-entry manifest:full-path="Pictures/1000000000000162000006DA7C5E3CDD8FFE9F9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P2" style:family="paragraph" style:parent-style-name="Standard">
      <style:paragraph-properties fo:margin-left="1.772in" fo:margin-right="0in" fo:text-indent="0in" style:auto-text-indent="false"/>
    </style:style>
    <style:style style:name="P3" style:family="paragraph" style:parent-style-name="Standard">
      <style:paragraph-properties fo:margin-left="1.772in" fo:margin-right="0in" fo:text-indent="0in" style:auto-text-indent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margin-left="1.772in" fo:margin-right="0in" fo:text-indent="0in" style:auto-text-indent="false"/>
      <style:text-properties style:font-name="Arial" style:font-name-complex="Arial"/>
    </style:style>
    <style:style style:name="P5" style:family="paragraph" style:parent-style-name="Standard">
      <style:paragraph-properties fo:margin-left="1.772in" fo:margin-right="0in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>
      <style:paragraph-properties fo:margin-left="1.772in" fo:margin-right="0in" fo:text-indent="0in" style:auto-text-indent="false"/>
      <style:text-properties style:font-name="Arial"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style:font-size-asian="22pt" style:font-weight-asian="bold" style:font-name-complex="Arial"/>
    </style:style>
    <style:style style:name="P9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style:font-size-asian="22pt" style:font-weight-asian="bold" style:font-name-complex="Arial" style:text-scale="98%"/>
    </style:style>
    <style:style style:name="P10" style:family="paragraph" style:parent-style-name="Standard">
      <style:paragraph-properties fo:margin-left="1.772in" fo:margin-right="0in" fo:text-indent="0in" style:auto-text-indent="false"/>
      <style:text-properties fo:color="#7f7f7f"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 fo:margin-left="1.772in" fo:margin-right="0in" fo:text-indent="0in" style:auto-text-indent="false"/>
      <style:text-properties fo:color="#7f7f7f" style:font-name="Arial" fo:font-weight="bold" style:font-weight-asian="bold" style:font-name-complex="Arial"/>
    </style:style>
    <style:style style:name="P12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</style:style>
    <style:style style:name="P13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</style:style>
    <style:style style:name="P14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15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1pt" style:font-size-asian="11pt" style:font-name-complex="Arial"/>
    </style:style>
    <style:style style:name="P16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0pt" style:font-size-asian="10pt" style:font-name-complex="Arial"/>
    </style:style>
    <style:style style:name="P17" style:family="paragraph" style:parent-style-name="Standard">
      <style:paragraph-properties fo:margin-left="1.772in" fo:margin-right="-0.2957in" fo:margin-top="0in" fo:margin-bottom="0.0835in" loext:contextual-spacing="false" fo:text-indent="0in" style:auto-text-indent="false"/>
      <style:text-properties style:font-name="Arial" fo:font-size="14pt" fo:font-weight="bold" style:font-size-asian="14pt" style:font-weight-asian="bold" style:font-name-complex="Arial" style:font-size-complex="15pt"/>
    </style:style>
    <style:style style:name="P18" style:family="paragraph" style:parent-style-name="Standard" style:master-page-name="Standard">
      <style:paragraph-properties fo:margin-left="1.772in" fo:margin-right="0in" fo:margin-top="0in" fo:margin-bottom="0.0835in" loext:contextual-spacing="false" fo:text-indent="0in" style:auto-text-indent="false" style:page-number="auto"/>
      <style:text-properties style:font-name="Arial" fo:font-size="16pt" fo:font-weight="bold" style:font-size-asian="16pt" style:font-weight-asian="bold" style:font-name-complex="Arial"/>
    </style:style>
    <style:style style:name="P19" style:family="paragraph" style:parent-style-name="Standard" style:list-style-name="">
      <style:paragraph-properties fo:margin-left="1.772in" fo:margin-right="0in" fo:line-height="150%" fo:text-indent="0in" style:auto-text-indent="false"/>
      <style:text-properties style:font-name="Arial" fo:font-size="11pt" style:font-size-asian="11pt" style:font-name-complex="Arial"/>
    </style:style>
    <style:style style:name="P20" style:family="paragraph" style:parent-style-name="Standard" style:list-style-name="">
      <style:paragraph-properties fo:margin-left="1.772in" fo:margin-right="0in" fo:text-indent="0in" style:auto-text-indent="false"/>
      <style:text-properties style:font-name="Arial" fo:font-weight="bold" officeooo:rsid="001524ff" style:font-weight-asian="bold" style:font-name-complex="Arial"/>
    </style:style>
    <style:style style:name="P21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style:font-size-asian="10pt" style:font-name-complex="Arial"/>
    </style:style>
    <style:style style:name="P22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officeooo:paragraph-rsid="001c555a" style:font-size-asian="10pt" style:font-name-complex="Arial"/>
    </style:style>
    <style:style style:name="P23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officeooo:rsid="0013175e" style:font-size-asian="10pt" style:font-name-complex="Arial"/>
    </style:style>
    <style:style style:name="P24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officeooo:rsid="0013175e" officeooo:paragraph-rsid="0013175e" style:font-size-asian="10pt" style:font-name-complex="Arial"/>
    </style:style>
    <style:style style:name="P25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officeooo:paragraph-rsid="0013bdc2" style:font-name-complex="Arial"/>
    </style:style>
    <style:style style:name="P26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officeooo:paragraph-rsid="001524ff" style:font-name-complex="Arial"/>
    </style:style>
    <style:style style:name="P27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3bdc2" officeooo:paragraph-rsid="0013bdc2" style:font-weight-asian="bold" style:font-name-complex="Arial"/>
    </style:style>
    <style:style style:name="P28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5afad" officeooo:paragraph-rsid="001c555a" style:font-weight-asian="bold" style:font-name-complex="Arial"/>
    </style:style>
    <style:style style:name="P29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3175e" officeooo:paragraph-rsid="0013175e" style:font-weight-asian="bold" style:font-name-complex="Arial"/>
    </style:style>
    <style:style style:name="P30" style:family="paragraph" style:parent-style-name="Standard">
      <style:paragraph-properties fo:margin-left="1.772in" fo:margin-right="-0.1972in" fo:text-indent="0in" style:auto-text-indent="false"/>
      <style:text-properties style:font-name="Arial" fo:font-size="22pt" fo:font-weight="bold" officeooo:rsid="001193ce" style:font-size-asian="22pt" style:font-weight-asian="bold" style:font-name-complex="Arial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bdc2" style:font-weight-asian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officeooo:rsid="0013175e" style:font-size-asian="11pt" style:font-name-complex="Arial"/>
    </style:style>
    <style:style style:name="T5" style:family="text">
      <style:text-properties style:font-name="Arial" fo:font-size="11pt" fo:font-weight="bold" style:font-size-asian="11pt" style:font-weight-asian="bold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7" style:family="text">
      <style:text-properties style:font-name="Arial" fo:font-size="11pt" fo:font-weight="bold" officeooo:rsid="0010849b" style:font-size-asian="11pt" style:font-weight-asian="bold" style:font-name-complex="Arial"/>
    </style:style>
    <style:style style:name="T8" style:family="text">
      <style:text-properties fo:font-size="10pt" style:font-size-asian="10pt"/>
    </style:style>
    <style:style style:name="T9" style:family="text">
      <style:text-properties fo:font-size="10pt" officeooo:rsid="0013bdc2" style:font-size-asian="10pt"/>
    </style:style>
    <style:style style:name="T10" style:family="text">
      <style:text-properties fo:font-size="10pt" officeooo:rsid="001524ff" style:font-size-asian="10pt"/>
    </style:style>
    <style:style style:name="T11" style:family="text">
      <style:text-properties fo:color="#000000" style:font-name="Arial" fo:font-size="11pt" fo:font-weight="bold" officeooo:rsid="0013175e" style:font-size-asian="11pt" style:font-weight-asian="bold" style:font-name-complex="Arial" style:text-scale="98%"/>
    </style:style>
    <style:style style:name="T12" style:family="text">
      <style:text-properties fo:color="#000000" style:font-name="Arial" fo:font-size="11pt" style:font-size-asian="11pt" style:font-name-complex="Arial"/>
    </style:style>
    <style:style style:name="T13" style:family="text">
      <style:text-properties fo:color="#000000" style:font-name="Arial" fo:font-weight="bold" officeooo:rsid="0013175e" style:font-weight-asian="bold" style:font-name-complex="Arial"/>
    </style:style>
    <style:style style:name="T14" style:family="text">
      <style:text-properties officeooo:rsid="0010849b"/>
    </style:style>
    <style:style style:name="T15" style:family="text">
      <style:text-properties officeooo:rsid="0013bdc2"/>
    </style:style>
    <style:style style:name="T16" style:family="text">
      <style:text-properties officeooo:rsid="001524ff"/>
    </style:style>
    <style:style style:name="T17" style:family="text">
      <style:text-properties officeooo:rsid="001c555a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4">THÈSE</text:p>
      <text:p text:style-name="P15">Pour obtenir le grade de</text:p>
      <text:p text:style-name="P17">DOCTEUR DE LA COMMUNAUTE UNIVERSITE GRENOBLE ALPES</text:p>
      <text:p text:style-name="P13"><text:span text:style-name="T3">Spécialité : </text:span><text:span text:style-name="T5">In</text:span><text:span text:style-name="T7">formatique</text:span></text:p>
      <text:p text:style-name="P3">Arrêté ministériel : 25 mai 2016</text:p>
      <text:p text:style-name="P3"/>
      <text:p text:style-name="P4"/>
      <text:p text:style-name="P4"/>
      <text:p text:style-name="P16">Présentée par</text:p>
      <text:p text:style-name="P5"><text:span text:style-name="T14">Mahieddine Dellabani</text:span> </text:p>
      <text:p text:style-name="P10"/>
      <text:p text:style-name="P11"/>
      <text:p text:style-name="P12"><text:span text:style-name="T3">Thèse dirigée par </text:span><text:span text:style-name="T7">Saddek Bensalem</text:span><text:span text:style-name="T3">, et </text:span></text:p>
      <text:p text:style-name="P12"><text:span text:style-name="T3">co</text:span><text:span text:style-name="T4">encadrée</text:span><text:span text:style-name="T3"> par </text:span><text:span text:style-name="T7">jacques Combaz</text:span></text:p>
      <text:p text:style-name="P7"/>
      <text:p text:style-name="P12"><text:span text:style-name="T3">préparée au sein du </text:span><text:span text:style-name="T5">Laboratoire </text:span><text:span text:style-name="T7">Verimag</text:span><text:span text:style-name="T3"> </text:span></text:p>
      <text:p text:style-name="P12"><text:span text:style-name="T3">dans </text:span><text:span text:style-name="T5">l'École Doctorale </text:span><text:span text:style-name="T7">Mathématique, Sciences et Technologies de l’information (MSTII)</text:span></text:p>
      <text:p text:style-name="P9"/>
      <text:p text:style-name="P30">Formal Methods For Distributed Real-Time Systems</text:p>
      <text:p text:style-name="P8"/>
      <text:p text:style-name="P6"/>
      <text:p text:style-name="P2"><text:span text:style-name="T3">Thèse soutenue publiquement le</text:span><text:span text:style-name="T6"> </text:span><text:span text:style-name="T11">01/10/2018</text:span><text:span text:style-name="T12">,</text:span></text:p>
      <text:h text:style-name="P19" text:outline-level="1">devant le jury composé de : </text:h>
      <text:h text:style-name="P20" text:outline-level="1">Mme, <text:span text:style-name="T17">Ahmed Lbath</text:span></text:h>
      <text:h text:style-name="P21" text:outline-level="1"><text:span text:style-name="T15">Professeur, Université Grenoble Alpes,</text:span> Président</text:h>
      <text:h text:style-name="P25" text:outline-level="1"><text:span text:style-name="T1">M, </text:span><text:span text:style-name="T2">Stavros Tripakis</text:span></text:h>
      <text:h text:style-name="P25" text:outline-level="1"><text:span text:style-name="T8">P</text:span><text:span text:style-name="T9">rofesseur, Université </text:span><text:span text:style-name="T10">de </text:span><text:span text:style-name="T9">Aalto, </text:span><text:span text:style-name="T8">Rapporteur</text:span></text:h>
      <text:h text:style-name="P27" text:outline-level="1">M, Oleg Sok<text:span text:style-name="T16">o</text:span>lsky</text:h>
      <text:h text:style-name="P26" text:outline-level="1"><text:span text:style-name="T10">Professeur, Université de Pennsylvanie</text:span><text:span text:style-name="T8">, Rapporteur</text:span></text:h>
      <text:h text:style-name="P28" text:outline-level="1">M, <text:span text:style-name="T17">Eugene Asarin</text:span></text:h>
      <text:h text:style-name="P22" text:outline-level="1"><text:span text:style-name="T17">Professeur, Université Patis 7, M</text:span>e<text:span text:style-name="T17">mbre</text:span></text:h>
      <text:h text:style-name="P28" text:outline-level="1">M, <text:span text:style-name="T17">Yamine Ait-Ameur</text:span></text:h>
      <text:h text:style-name="P21" text:outline-level="1"><text:span text:style-name="T17">Professeur, INP Toulouse – ENSEEIHT, M</text:span>e<text:span text:style-name="T17">mbre</text:span></text:h>
      <text:h text:style-name="P29" text:outline-level="1">M, Saddek Bensalem</text:h>
      <text:h text:style-name="P23" text:outline-level="1">Professeur, Université Grenoble Alpes, Directeur de thèse</text:h>
      <text:h text:style-name="P29" text:outline-level="1">M, Jacques Combaz</text:h>
      <text:h text:style-name="P24" text:outline-level="1">Ingénieur de recherche, CNRS, Coencadrant de thèse</text:h>
      <text:h text:style-name="P2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MP2" style:family="paragraph">
      <loext:graphic-properties draw:fill="none" draw:fill-color="#ffffff"/>
      <style:paragraph-properties style:writing-mode="lr-tb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2957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7728in" fo:margin-left="0in" fo:margin-right="0in" fo:margin-bottom="1.733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6602in" svg:y="-0.1957in" svg:width="2.2252in" svg:height="11.0425in" draw:z-index="0"><draw:image xlink:href="Pictures/1000000000000162000006DA7C5E3CDD8FFE9F96.jpg" xlink:type="simple" xlink:show="embed" xlink:actuate="onLoad" loext:mime-type="image/jpeg"/></draw:frame><draw:custom-shape text:anchor-type="char" draw:z-index="1" draw:style-name="Mgr1" draw:text-style-name="MP2" svg:width="7.5634in" svg:height="11.0425in" svg:x="-0.6602in" svg:y="-0.1957in"><text:p/><draw:enhanced-geometry svg:viewBox="0 0 21600 21600" draw:type="rectangle" draw:enhanced-path="M 0 0 L 21600 0 21600 21600 0 21600 0 0 Z N"/></draw:custom-shape><draw:frame draw:style-name="Mfr2" draw:name="Image1" text:anchor-type="as-char" svg:y="-0.5909in" svg:width="4.0972in" svg:height="0.6571in" draw:z-index="2"><draw:image xlink:href="Pictures/1000000000000996000001892BAD63FB58814AA2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</dc:title>
    <meta:initial-creator>SylvieG</meta:initial-creator>
    <meta:creation-date>2015-03-11T11:18:00</meta:creation-date>
    <dc:date>2018-10-25T21:42:33.758471162</dc:date>
    <meta:print-date>2017-02-10T08:52:00</meta:print-date>
    <meta:editing-cycles>16</meta:editing-cycles>
    <meta:editing-duration>PT1H8M21S</meta:editing-duration>
    <meta:generator>LibreOffice/6.0.3.2$Linux_X86_64 LibreOffice_project/00m0$Build-2</meta:generator>
    <meta:document-statistic meta:table-count="0" meta:image-count="2" meta:object-count="0" meta:page-count="1" meta:paragraph-count="29" meta:word-count="129" meta:character-count="931" meta:non-whitespace-character-count="825"/>
  </office:meta>
</office:document-meta>
</file>